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4"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5" style:family="paragraph" style:parent-style-name="Text_20_body">
      <style:text-properties fo:color="#009900" style:font-name="Roboto" fo:language="ru" fo:country="RU"/>
    </style:style>
    <style:style style:name="P6" style:family="paragraph" style:parent-style-name="Text_20_body">
      <style:text-properties style:font-name="Roboto" fo:language="ru" fo:country="RU"/>
    </style:style>
    <style:style style:name="P7" style:family="paragraph" style:parent-style-name="Text_20_body" style:list-style-name="L1">
      <style:text-properties style:font-name="Roboto" fo:language="ru" fo:country="RU"/>
    </style:style>
    <style:style style:name="P8" style:family="paragraph" style:parent-style-name="Heading_20_1">
      <style:text-properties style:font-name="Roboto"/>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2">
      <style:text-properties style:font-name="Roboto"/>
    </style:style>
    <style:style style:name="P12"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T1" style:family="text">
      <style:text-properties fo:language="en" fo:country="US"/>
    </style:style>
    <style:style style:name="T2" style:family="text">
      <style:text-properties style:font-name="Robot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9">Мебель<text:tab/>1</text:p>
          <text:p text:style-name="P9">Зеркало<text:tab/>1</text:p>
          <text:p text:style-name="P10">Кривые зеркала<text:tab/>1</text:p>
          <text:p text:style-name="P9">Стекло<text:tab/>1</text:p>
          <text:p text:style-name="P9">Услуги<text:tab/>1</text:p>
          <text:p text:style-name="P9">Преимущества<text:tab/>2</text:p>
        </text:index-body>
      </text:table-of-content>
      <text:h text:style-name="Heading_20_1" text:outline-level="1"><text:span text:style-name="T2">Мебель</text:span></text:h>
      <text:h text:style-name="P8" text:outline-level="1">Зеркало</text:h>
      <text:h text:style-name="P11"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7269948428621616127" text:style-name="L2">
        <text:list-item>
          <text:p text:style-name="P3">Основание не подвержено воздействию влаги и перепадам температур. Так можно разместить кривое зеркало на улице. </text:p>
        </text:list-item>
        <text:list-item>
          <text:p text:style-name="P3">Акрил значительно легче стекла. </text:p>
        </text:list-item>
        <text:list-item>
          <text:p text:style-name="P3">Акриловое кривое зеркало практически невозможно разбить, оно очень стойкое к внешним воздействиям.</text:p>
        </text:list-item>
        <text:list-item>
          <text:p text:style-name="P3">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12" text:outline-level="2"><text:soft-page-break/>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4">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2">Примеры наших работ: </text:p>
      <text:p text:style-name="P2">Цены:</text:p>
      <text:p text:style-name="P2">Фацетные зеркала в интерьере:</text:p>
      <text:h text:style-name="P12" text:outline-level="2">Зеркала с еврокромкой</text:h>
      <text:p text:style-name="P2">Еврокромка — это более простой, по сравнению с фацетной огранкой, способ обработки краев стекла 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text:p>
      <text:p text:style-name="P2">Еврокромка — дополнительные фото:</text:p>
      <text:p text:style-name="P2">Цены: </text:p>
      <text:p text:style-name="P2"/>
      <text:p text:style-name="P2"/>
      <text:h text:style-name="P8" text:outline-level="1">Стекло</text:h>
      <text:p text:style-name="P5"><text:span text:style-name="T1"/></text:p>
      <text:p text:style-name="P6"/>
      <text:h text:style-name="P8" text:outline-level="1"><text:soft-page-break/>Услуги</text:h>
      <text:p text:style-name="P5">Обработка стекла и зеркал</text:p>
      <text:p text:style-name="P5">Пескоструйная обработка</text:p>
      <text:p text:style-name="P5">Нанесение пленки на стекло</text:p>
      <text:p text:style-name="P5">Закалка стекла</text:p>
      <text:p text:style-name="P5">УФ склейка</text:p>
      <text:h text:style-name="P8" text:outline-level="1">Преимущества</text:h>
      <text:list xml:id="list6169458877761280193" text:style-name="L1">
        <text:list-item>
          <text:p text:style-name="P7">Собственное производство</text:p>
        </text:list-item>
        <text:list-item>
          <text:p text:style-name="P7">Команда профессионалов</text:p>
        </text:list-item>
        <text:list-item>
          <text:p text:style-name="P7">Любовь к своему делу</text:p>
        </text:list-item>
      </text:list>
      <text:p text:style-name="P6"/>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4H22M48S</meta:editing-duration>
    <meta:editing-cycles>17</meta:editing-cycles>
    <meta:generator>OpenOffice/4.1.3$Unix OpenOffice.org_project/413m1$Build-9783</meta:generator>
    <dc:date>2017-05-09T20:40:10</dc:date>
    <dc:creator>Ксения Полякова</dc:creator>
    <meta:document-statistic meta:table-count="0" meta:image-count="0" meta:object-count="0" meta:page-count="3" meta:paragraph-count="53" meta:word-count="591" meta:character-count="4521"/>
    <meta:user-defined meta:name="Info 1"/>
    <meta:user-defined meta:name="Info 2"/>
    <meta:user-defined meta:name="Info 3"/>
    <meta:user-defined meta:name="Info 4"/>
  </office:meta>
</office:document-meta>
</file>